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6000001DA27081C86.png" manifest:media-type="image/png"/>
  <manifest:file-entry manifest:full-path="Pictures/1000000000000254000001BA2169449B.png" manifest:media-type="image/png"/>
  <manifest:file-entry manifest:full-path="Pictures/100000000000031C0000019E304823EB.png" manifest:media-type="image/png"/>
  <manifest:file-entry manifest:full-path="Pictures/100000000000031C0000019E01BD831F.png" manifest:media-type="image/png"/>
  <manifest:file-entry manifest:full-path="Pictures/100000000000031C0000019E6C4C37E7.png" manifest:media-type="image/png"/>
  <manifest:file-entry manifest:full-path="Pictures/100000000000031C0000019ECC69E1FB.png" manifest:media-type="image/png"/>
  <manifest:file-entry manifest:full-path="Pictures/10000201000003AF00000212F3B81851.png" manifest:media-type="image/png"/>
  <manifest:file-entry manifest:full-path="Pictures/100000000000031C0000019ECE97F20D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draw:frame presentation:style-name="pr1" draw:layer="layout" svg:width="25.2cm" svg:height="2.4cm" svg:x="1.4cm" svg:y="0.799cm" presentation:class="title" presentation:user-transformed="true">
          <draw:text-box>
            <text:p>TMVA – Plot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Used settings:</text:p>
              </text:list-header>
              <text:list-item>
                <text:p>Depth: 2</text:p>
              </text:list-item>
              <text:list-item>
                <text:p>MinNodeSize: 2.5</text:p>
              </text:list-item>
              <text:list-item>
                <text:p>NTrees: 800</text:p>
              </text:list-item>
              <text:list-item>
                <text:p>AdaBoost: 0.5</text:p>
              </text:list-item>
              <text:list-item>
                <text:p>Cuts: 15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799cm" presentation:class="title">
          <draw:text-box>
            <text:p>Inputvariables (1/5)</text:p>
          </draw:text-box>
        </draw:frame>
        <draw:frame draw:style-name="gr2" draw:text-style-name="P1" draw:layer="layout" svg:width="23.417cm" svg:height="12.179cm" svg:x="2.291cm" svg:y="5.065cm" presentation:class="graphic">
          <draw:image xlink:href="Pictures/100000000000031C0000019ECC69E1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799cm" presentation:class="title">
          <draw:text-box>
            <text:p>Inputvariables (2/5)</text:p>
          </draw:text-box>
        </draw:frame>
        <draw:frame draw:style-name="gr2" draw:text-style-name="P1" draw:layer="layout" svg:width="23.417cm" svg:height="12.179cm" svg:x="2.291cm" svg:y="5.065cm" presentation:class="graphic">
          <draw:image xlink:href="Pictures/100000000000031C0000019E6C4C37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799cm" presentation:class="title">
          <draw:text-box>
            <text:p>Inputvariables (3/5)</text:p>
          </draw:text-box>
        </draw:frame>
        <draw:frame draw:style-name="gr2" draw:text-style-name="P1" draw:layer="layout" svg:width="23.417cm" svg:height="12.179cm" svg:x="2.291cm" svg:y="5.065cm" presentation:class="graphic">
          <draw:image xlink:href="Pictures/100000000000031C0000019E01BD83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799cm" presentation:class="title">
          <draw:text-box>
            <text:p>Inputvariables (4/5)</text:p>
          </draw:text-box>
        </draw:frame>
        <draw:frame draw:style-name="gr2" draw:text-style-name="P1" draw:layer="layout" svg:width="23.417cm" svg:height="12.179cm" svg:x="2.291cm" svg:y="5.065cm" presentation:class="graphic">
          <draw:image xlink:href="Pictures/100000000000031C0000019ECE97F20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799cm" presentation:class="title">
          <draw:text-box>
            <text:p>Inputvariables (5/5)</text:p>
          </draw:text-box>
        </draw:frame>
        <draw:frame draw:style-name="gr2" draw:text-style-name="P1" draw:layer="layout" svg:width="23.417cm" svg:height="12.179cm" svg:x="2.291cm" svg:y="5.065cm" presentation:class="graphic">
          <draw:image xlink:href="Pictures/100000000000031C0000019E304823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799cm" presentation:class="title">
          <draw:text-box>
            <text:p>Overtraining-Check</text:p>
          </draw:text-box>
        </draw:frame>
        <draw:frame draw:style-name="gr2" draw:text-style-name="P1" draw:layer="layout" svg:width="16.421cm" svg:height="12.179cm" svg:x="5.789cm" svg:y="5.065cm" presentation:class="graphic">
          <draw:image xlink:href="Pictures/1000000000000254000001BA216944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>
        <draw:frame presentation:style-name="pr1" draw:layer="layout" svg:width="25.2cm" svg:height="2.4cm" svg:x="1.4cm" svg:y="0.799cm" presentation:class="title">
          <draw:text-box>
            <text:p>ROC-Curve</text:p>
          </draw:text-box>
        </draw:frame>
        <draw:frame draw:style-name="gr2" draw:text-style-name="P1" draw:layer="layout" svg:width="16.598cm" svg:height="12.179cm" svg:x="5.701cm" svg:y="5.065cm" presentation:class="graphic">
          <draw:image xlink:href="Pictures/1000020100000286000001DA27081C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2.4.2$Linux_X86_64 LibreOffice_project/420m0$Build-2</meta:generator>
    <dc:date>2014-07-22T16:41:22.458489270</dc:date>
    <meta:document-statistic meta:object-count="65"/>
  </office:meta>
</office:document-meta>
</file>